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333333" fo:border="0.0008in solid #000000"/>
      <style:text-properties fo:color="#ffffff"/>
    </style:style>
    <style:style style:name="ce22" style:family="table-cell" style:parent-style-name="Default">
      <style:table-cell-properties fo:background-color="transparent" fo:border="0.0008in solid #000000"/>
    </style:style>
    <style:style style:name="ce23" style:family="table-cell" style:parent-style-name="Default">
      <style:table-cell-properties fo:background-color="#23ff23" fo:border="0.0008in solid #000000"/>
    </style:style>
    <style:style style:name="ce24" style:family="table-cell" style:parent-style-name="Default">
      <style:table-cell-properties fo:background-color="transparent" fo:border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eka_binaryArffAnalysis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4" office:value-type="string" table:number-columns-spanned="4" table:number-rows-spanned="1">
            <text:p>OVERFITTING – UNPRUNED J48 DEC-TREE</text:p>
          </table:table-cell>
          <table:covered-table-cell table:number-columns-repeated="3" table:style-name="ce10"/>
          <table:table-cell table:style-name="ce10"/>
          <table:table-cell table:style-name="ce12"/>
          <table:table-cell table:number-columns-repeated="1007"/>
        </table:table-row>
        <table:table-row table:style-name="ro2">
          <table:table-cell/>
          <table:table-cell table:style-name="ce5"/>
          <table:table-cell table:number-columns-repeated="1012"/>
        </table:table-row>
        <table:table-row table:style-name="ro3">
          <table:table-cell/>
          <table:table-cell table:style-name="ce6" office:value-type="string">
            <text:p>Training Set Size</text:p>
          </table:table-cell>
          <table:table-cell table:style-name="ce6" office:value-type="string">
            <text:p>Tr. Set Accuracy</text:p>
          </table:table-cell>
          <table:table-cell table:style-name="ce6" office:value-type="string">
            <text:p>Cross-validation Accuracy</text:p>
          </table:table-cell>
          <table:table-cell table:style-name="ce6" office:value-type="string">
            <text:p>Test Set Accuracy</text:p>
          </table:table-cell>
          <table:table-cell table:style-name="ce11"/>
          <table:table-cell table:style-name="ce14"/>
          <table:table-cell table:style-name="ce11"/>
          <table:table-cell table:style-name="ce16" table:number-columns-repeated="1006"/>
        </table:table-row>
        <table:table-row table:style-name="ro1">
          <table:table-cell/>
          <table:table-cell table:style-name="ce7" office:value-type="float" office:value="16">
            <text:p>16</text:p>
          </table:table-cell>
          <table:table-cell table:style-name="ce9" office:value-type="float" office:value="87.5">
            <text:p>87.5</text:p>
          </table:table-cell>
          <table:table-cell table:style-name="ce9" office:value-type="float" office:value="62.5">
            <text:p>62.5</text:p>
          </table:table-cell>
          <table:table-cell table:style-name="ce9" office:value-type="float" office:value="73.4375">
            <text:p>73.437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32">
            <text:p>32</text:p>
          </table:table-cell>
          <table:table-cell table:style-name="ce9" office:value-type="float" office:value="96.875">
            <text:p>96.875</text:p>
          </table:table-cell>
          <table:table-cell table:style-name="ce9" office:value-type="float" office:value="84.375">
            <text:p>84.375</text:p>
          </table:table-cell>
          <table:table-cell table:style-name="ce9" office:value-type="float" office:value="87.5">
            <text:p>87.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64">
            <text:p>64</text:p>
          </table:table-cell>
          <table:table-cell table:style-name="ce9" office:value-type="float" office:value="89.4375">
            <text:p>89.4375</text:p>
          </table:table-cell>
          <table:table-cell table:style-name="ce9" office:value-type="float" office:value="96.875">
            <text:p>96.875</text:p>
          </table:table-cell>
          <table:table-cell table:style-name="ce9" office:value-type="float" office:value="95.3125">
            <text:p>95.3125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28">
            <text:p>12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8.4375">
            <text:p>98.4375</text:p>
          </table:table-cell>
          <table:table-cell table:style-name="ce9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256">
            <text:p>256</text:p>
          </table:table-cell>
          <table:table-cell table:number-columns-repeated="3" table:style-name="ce9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512">
            <text:p>512</text:p>
          </table:table-cell>
          <table:table-cell table:number-columns-repeated="3" table:style-name="ce9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>
            <draw:frame table:end-cell-address="Weka_binaryArffAnalysis.G28" table:end-x="0.1921in" table:end-y="0.0756in" draw:z-index="0" draw:style-name="gr1" draw:text-style-name="P1" svg:width="5.7173in" svg:height="3.1154in" svg:x="0.2413in" svg:y="0.1606in">
              <draw:object draw:notify-on-update-of-ranges="Weka_binaryArffAnalysis.B4:Weka_binaryArffAnalysis.B9 Weka_binaryArffAnalysis.C3:Weka_binaryArffAnalysis.C3 Weka_binaryArffAnalysis.C4:Weka_binaryArffAnalysis.C9 Weka_binaryArffAnalysis.E3:Weka_binaryArffAnalysis.E3 Weka_binaryArffAnalysis.E4:Weka_binaryArffAnalysis.E9 Weka_binaryArffAnalysis.D3:Weka_binaryArffAnalysis.D3 Weka_binaryArffAnalysis.D4:Weka_binaryArffAnalysis.D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7"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5"/>
          <table:table-cell table:style-name="ce15"/>
          <table:table-cell table:number-columns-repeated="1007"/>
        </table:table-row>
        <table:table-row table:style-name="ro1" table:number-rows-repeated="10">
          <table:table-cell table:style-name="Default"/>
          <table:table-cell table:number-columns-repeated="5"/>
          <table:table-cell table:style-name="Default"/>
          <table:table-cell table:number-columns-repeated="1007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OVERFITTING - PRUNED J48 DEC-TREE</text:p>
          </table:table-cell>
          <table:covered-table-cell table:number-columns-repeated="3" table:style-name="ce10"/>
          <table:table-cell table:style-name="ce10"/>
          <table:table-cell table:style-name="ce12"/>
          <table:table-cell table:number-columns-repeated="1007"/>
        </table:table-row>
        <table:table-row table:style-name="ro1">
          <table:table-cell/>
          <table:table-cell table:style-name="ce5"/>
          <table:table-cell table:number-columns-repeated="1012"/>
        </table:table-row>
        <table:table-row table:style-name="ro3">
          <table:table-cell/>
          <table:table-cell table:style-name="ce6" office:value-type="string">
            <text:p>Training Set</text:p>
          </table:table-cell>
          <table:table-cell table:style-name="ce6" office:value-type="string">
            <text:p>Tr. Set Accuracy</text:p>
          </table:table-cell>
          <table:table-cell table:style-name="ce6" office:value-type="string">
            <text:p>Cross-validation Accuracy</text:p>
          </table:table-cell>
          <table:table-cell table:style-name="ce6" office:value-type="string">
            <text:p>Test Set Accuracy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9" office:value-type="float" office:value="87.5">
            <text:p>87.5</text:p>
          </table:table-cell>
          <table:table-cell table:style-name="ce9" office:value-type="float" office:value="62.5">
            <text:p>62.5</text:p>
          </table:table-cell>
          <table:table-cell table:style-name="ce9" office:value-type="float" office:value="73.4375">
            <text:p>73.437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9" office:value-type="float" office:value="96.875">
            <text:p>96.875</text:p>
          </table:table-cell>
          <table:table-cell table:style-name="ce9" office:value-type="float" office:value="84.375">
            <text:p>84.375</text:p>
          </table:table-cell>
          <table:table-cell table:style-name="ce9" office:value-type="float" office:value="87.5">
            <text:p>87.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64">
            <text:p>64</text:p>
          </table:table-cell>
          <table:table-cell table:style-name="ce9" office:value-type="float" office:value="98.4375">
            <text:p>98.4375</text:p>
          </table:table-cell>
          <table:table-cell table:style-name="ce9" office:value-type="float" office:value="93.875">
            <text:p>93.875</text:p>
          </table:table-cell>
          <table:table-cell table:style-name="ce9" office:value-type="float" office:value="95.3125">
            <text:p>95.3125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128">
            <text:p>128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8.4375">
            <text:p>98.4375</text:p>
          </table:table-cell>
          <table:table-cell table:style-name="ce9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256">
            <text:p>256</text:p>
          </table:table-cell>
          <table:table-cell table:number-columns-repeated="3" table:style-name="ce9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float" office:value="512">
            <text:p>512</text:p>
          </table:table-cell>
          <table:table-cell table:number-columns-repeated="3" table:style-name="ce9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table:number-columns-repeated="1014"/>
        </table:table-row>
        <table:table-row table:style-name="ro1">
          <table:table-cell>
            <draw:frame table:end-cell-address="Weka_binaryArffAnalysis.G66" table:end-x="0.2469in" table:end-y="0.0299in" draw:z-index="1" draw:style-name="gr1" draw:text-style-name="P1" svg:width="5.5969in" svg:height="3.0102in" svg:x="0.4165in" svg:y="0.0425in">
              <draw:object draw:notify-on-update-of-ranges="Weka_binaryArffAnalysis.B42:Weka_binaryArffAnalysis.B47 Weka_binaryArffAnalysis.C41:Weka_binaryArffAnalysis.C41 Weka_binaryArffAnalysis.C42:Weka_binaryArffAnalysis.C47 Weka_binaryArffAnalysis.D41:Weka_binaryArffAnalysis.D41 Weka_binaryArffAnalysis.D42:Weka_binaryArffAnalysis.D47 Weka_binaryArffAnalysis.E41:Weka_binaryArffAnalysis.E41 Weka_binaryArffAnalysis.E42:Weka_binaryArffAnalysis.E4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6">
          <table:table-cell table:number-columns-repeated="1014"/>
        </table:table-row>
        <table:table-row table:style-name="ro1">
          <table:table-cell table:style-name="ce3"/>
          <table:table-cell table:style-name="ce8" table:number-columns-repeated="5"/>
          <table:table-cell table:style-name="ce15"/>
          <table:table-cell table:number-columns-repeated="1007"/>
        </table:table-row>
      </table:table>
      <table:table table:name="Weka_binaryArffAnalysis_irrelevantFeatures" table:style-name="ta1" table:print="false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13"/>
        <table:table-row table:style-name="ro4">
          <table:table-cell table:style-name="ce1"/>
          <table:table-cell table:style-name="ce10"/>
          <table:table-cell table:style-name="ce18" office:value-type="string" table:number-columns-spanned="4" table:number-rows-spanned="1">
            <text:p>EFFECT OF IRRELEVANT ATTRIBUTES</text:p>
          </table:table-cell>
          <table:covered-table-cell table:number-columns-repeated="3" table:style-name="ce18"/>
          <table:table-cell table:style-name="ce10"/>
          <table:table-cell table:style-name="ce12"/>
        </table:table-row>
        <table:table-row table:style-name="ro1">
          <table:table-cell/>
          <table:table-cell table:style-name="ce17"/>
          <table:table-cell table:style-name="ce19" table:number-columns-repeated="4"/>
          <table:table-cell table:style-name="ce17"/>
          <table:table-cell/>
        </table:table-row>
        <table:table-row table:style-name="ro3">
          <table:table-cell/>
          <table:table-cell table:style-name="ce17"/>
          <table:table-cell table:style-name="ce6" office:value-type="string">
            <text:p>Irrelevant Features</text:p>
          </table:table-cell>
          <table:table-cell table:style-name="ce6" office:value-type="string">
            <text:p>Tr. Set Accuracy</text:p>
          </table:table-cell>
          <table:table-cell table:style-name="ce6" office:value-type="string">
            <text:p>Cross-validation Accuracy</text:p>
          </table:table-cell>
          <table:table-cell table:style-name="ce6" office:value-type="string">
            <text:p>Test Set Accuracy</text:p>
          </table:table-cell>
          <table:table-cell table:style-name="ce17"/>
          <table:table-cell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2" table:style-name="ce9" office:value-type="float" office:value="98.4375">
            <text:p>98.4375</text:p>
          </table:table-cell>
          <table:table-cell table:style-name="ce9" office:value-type="float" office:value="92.1875">
            <text:p>92.18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2">
            <text:p>2</text:p>
          </table:table-cell>
          <table:table-cell table:number-columns-repeated="2" table:style-name="ce9" office:value-type="float" office:value="98.4375">
            <text:p>98.4375</text:p>
          </table:table-cell>
          <table:table-cell table:style-name="ce9" office:value-type="float" office:value="92.1875">
            <text:p>92.18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9" office:value-type="float" office:value="96.875">
            <text:p>96.8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4">
            <text:p>4</text:p>
          </table:table-cell>
          <table:table-cell table:style-name="ce9" office:value-type="float" office:value="93.75">
            <text:p>93.75</text:p>
          </table:table-cell>
          <table:table-cell table:style-name="ce9" office:value-type="float" office:value="92.1875">
            <text:p>92.1875</text:p>
          </table:table-cell>
          <table:table-cell table:style-name="ce9" office:value-type="float" office:value="87.5">
            <text:p>87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5">
            <text:p>5</text:p>
          </table:table-cell>
          <table:table-cell table:number-columns-repeated="2" table:style-name="ce9" office:value-type="float" office:value="100">
            <text:p>100</text:p>
          </table:table-cell>
          <table:table-cell table:style-name="ce9" office:value-type="float" office:value="96.875">
            <text:p>96.8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6">
            <text:p>6</text:p>
          </table:table-cell>
          <table:table-cell table:number-columns-repeated="2" table:style-name="ce9" office:value-type="float" office:value="96.875">
            <text:p>96.875</text:p>
          </table:table-cell>
          <table:table-cell table:style-name="ce9" office:value-type="float" office:value="92.1875">
            <text:p>92.1875</text:p>
          </table:table-cell>
          <table:table-cell table:number-columns-repeated="2"/>
        </table:table-row>
        <table:table-row table:style-name="ro1">
          <table:table-cell/>
          <table:table-cell>
            <draw:frame table:end-cell-address="Weka_binaryArffAnalysis_irrelevantFeatures.G28" table:end-x="0.7142in" table:end-y="0.022in" draw:z-index="0" draw:style-name="gr1" draw:text-style-name="P1" svg:width="5.1039in" svg:height="3.1091in" svg:x="0.0551in" svg:y="0.1134in">
              <draw:object draw:notify-on-update-of-ranges="Weka_binaryArffAnalysis_irrelevantFeatures.C4:Weka_binaryArffAnalysis_irrelevantFeatures.C9 Weka_binaryArffAnalysis_irrelevantFeatures.D3:Weka_binaryArffAnalysis_irrelevantFeatures.D3 Weka_binaryArffAnalysis_irrelevantFeatures.D4:Weka_binaryArffAnalysis_irrelevantFeatures.D9 Weka_binaryArffAnalysis_irrelevantFeatures.F3:Weka_binaryArffAnalysis_irrelevantFeatures.F3 Weka_binaryArffAnalysis_irrelevantFeatures.F4:Weka_binaryArffAnalysis_irrelevantFeatures.F9 Weka_binaryArffAnalysis_irrelevantFeatures.E3:Weka_binaryArffAnalysis_irrelevantFeatures.E3 Weka_binaryArffAnalysis_irrelevantFeatures.E4:Weka_binaryArffAnalysis_irrelevantFeatures.E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style-name="ce3"/>
          <table:table-cell table:style-name="ce8" table:number-columns-repeated="6"/>
          <table:table-cell table:style-name="ce15"/>
        </table:table-row>
      </table:table>
      <table:table table:name="Weka_binaryArffAnalysis_missingVal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9" table:default-cell-style-name="Default"/>
        <table:table-row table:style-name="ro5">
          <table:table-cell table:style-name="ce1"/>
          <table:table-cell table:style-name="ce4" office:value-type="string" table:number-columns-spanned="4" table:number-rows-spanned="1">
            <text:p>EFFECT OF MISSING VALUES </text:p>
            <text:p>PRUNED J48 DEC-TREE</text:p>
          </table:table-cell>
          <table:covered-table-cell table:number-columns-repeated="3" table:style-name="ce10"/>
          <table:table-cell table:style-name="ce10"/>
          <table:table-cell table:style-name="ce12"/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9"/>
          <table:table-cell table:style-name="ce16" table:number-columns-repeated="5"/>
        </table:table-row>
        <table:table-row table:style-name="ro3">
          <table:table-cell/>
          <table:table-cell table:style-name="ce20" office:value-type="string">
            <text:p>Training Set</text:p>
          </table:table-cell>
          <table:table-cell table:style-name="ce20" office:value-type="string">
            <text:p>Tr. Set Accuracy</text:p>
          </table:table-cell>
          <table:table-cell table:style-name="ce20" office:value-type="string">
            <text:p>Cross-validation Accuracy</text:p>
          </table:table-cell>
          <table:table-cell table:style-name="ce20" office:value-type="string">
            <text:p>Test Set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9" office:value-type="float" office:value="90.625">
            <text:p>90.625</text:p>
          </table:table-cell>
          <table:table-cell table:style-name="ce9" office:value-type="float" office:value="84.375">
            <text:p>84.375</text:p>
          </table:table-cell>
          <table:table-cell table:style-name="ce9" office:value-type="float" office:value="93.75">
            <text:p>93.75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64">
            <text:p>64</text:p>
          </table:table-cell>
          <table:table-cell table:style-name="ce9" office:value-type="float" office:value="90.625">
            <text:p>90.625</text:p>
          </table:table-cell>
          <table:table-cell table:style-name="ce9" office:value-type="float" office:value="82.825">
            <text:p>82.825</text:p>
          </table:table-cell>
          <table:table-cell table:style-name="ce9" office:value-type="float" office:value="87.5">
            <text:p>87.5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128">
            <text:p>128</text:p>
          </table:table-cell>
          <table:table-cell table:style-name="ce9" office:value-type="float" office:value="94.5313">
            <text:p>94.5313</text:p>
          </table:table-cell>
          <table:table-cell table:style-name="ce9" office:value-type="float" office:value="92.9688">
            <text:p>92.9688</text:p>
          </table:table-cell>
          <table:table-cell table:style-name="ce9" office:value-type="float" office:value="100">
            <text:p>100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256">
            <text:p>256</text:p>
          </table:table-cell>
          <table:table-cell table:style-name="ce9" office:value-type="float" office:value="92.5781">
            <text:p>92.5781</text:p>
          </table:table-cell>
          <table:table-cell table:style-name="ce9" office:value-type="float" office:value="92.1875">
            <text:p>92.1875</text:p>
          </table:table-cell>
          <table:table-cell table:style-name="ce9" office:value-type="float" office:value="100">
            <text:p>100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512">
            <text:p>512</text:p>
          </table:table-cell>
          <table:table-cell table:style-name="ce9" office:value-type="float" office:value="92.5781">
            <text:p>92.5781</text:p>
          </table:table-cell>
          <table:table-cell table:style-name="ce9" office:value-type="float" office:value="91.9922">
            <text:p>91.9922</text:p>
          </table:table-cell>
          <table:table-cell table:style-name="ce9" office:value-type="float" office:value="100">
            <text:p>100</text:p>
          </table:table-cell>
          <table:table-cell table:number-columns-repeated="11"/>
        </table:table-row>
        <table:table-row table:style-name="ro1">
          <table:table-cell>
            <draw:frame table:end-cell-address="Weka_binaryArffAnalysis_missingVal.G29" table:end-x="0.8016in" table:end-y="0.1303in" draw:z-index="0" draw:style-name="gr1" draw:text-style-name="P1" svg:width="6.1268in" svg:height="3.5406in" svg:x="0.1319in" svg:y="0.1461in">
              <draw:object draw:notify-on-update-of-ranges="Weka_binaryArffAnalysis_missingVal.B4:Weka_binaryArffAnalysis_missingVal.B8 Weka_binaryArffAnalysis_missingVal.C3:Weka_binaryArffAnalysis_missingVal.C3 Weka_binaryArffAnalysis_missingVal.C4:Weka_binaryArffAnalysis_missingVal.C8 Weka_binaryArffAnalysis_missingVal.D3:Weka_binaryArffAnalysis_missingVal.D3 Weka_binaryArffAnalysis_missingVal.D4:Weka_binaryArffAnalysis_missingVal.D8 Weka_binaryArffAnalysis_missingVal.E3:Weka_binaryArffAnalysis_missingVal.E3 Weka_binaryArffAnalysis_missingVal.E4:Weka_binaryArffAnalysis_missingVal.E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table:style-name="ce3"/>
          <table:table-cell table:style-name="ce8" table:number-columns-repeated="5"/>
          <table:table-cell table:style-name="ce15"/>
          <table:table-cell table:number-columns-repeated="9"/>
        </table:table-row>
      </table:table>
      <table:table table:name="kNN Analysi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5" office:value-type="string" table:number-columns-spanned="4" table:number-rows-spanned="1">
            <text:p>kNN ANALYSIS – BEST CASE 'k' </text:p>
          </table:table-cell>
          <table:covered-table-cell/>
          <table:covered-table-cell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6" office:value-type="string">
            <text:p>k</text:p>
          </table:table-cell>
          <table:table-cell table:style-name="ce6" office:value-type="string">
            <text:p>Accuracy (leave one dist. group out)</text:p>
          </table:table-cell>
          <table:table-cell table:style-name="ce6" office:value-type="string">
            <text:p>Accuracy (leave one instance out)</text:p>
          </table:table-cell>
          <table:table-cell table:style-name="ce6" office:value-type="string">
            <text:p>Accuracy (Test Data Set)</text:p>
          </table:table-cell>
          <table:table-cell>
            <draw:frame table:end-cell-address="'kNN Analysis'.K21" table:end-x="0.4543in" table:end-y="0.1177in" draw:z-index="0" draw:style-name="gr1" draw:text-style-name="P1" svg:width="5.3354in" svg:height="3.402in" svg:x="0.4528in" svg:y="0.2543in">
              <draw:object draw:notify-on-update-of-ranges="'kNN Analysis'.A4:'kNN Analysis'.A23 'kNN Analysis'.B3:'kNN Analysis'.B3 'kNN Analysis'.B4:'kNN Analysis'.B23 'kNN Analysis'.D3:'kNN Analysis'.D3 'kNN Analysis'.D4:'kNN Analysis'.D23 'kNN Analysis'.C3:'kNN Analysis'.C3 'kNN Analysis'.C4:'kNN Analysis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 office:value-type="float" office:value="79.818">
            <text:p>79.818</text:p>
          </table:table-cell>
          <table:table-cell office:value-type="float" office:value="78.164">
            <text:p>78.164</text:p>
          </table:table-cell>
          <table:table-cell table:style-name="ce9" office:value-type="float" office:value="75.723">
            <text:p>75.723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office:value-type="float" office:value="79.825">
            <text:p>79.825</text:p>
          </table:table-cell>
          <table:table-cell office:value-type="float" office:value="79.735">
            <text:p>79.735</text:p>
          </table:table-cell>
          <table:table-cell table:style-name="ce9" office:value-type="float" office:value="81.31">
            <text:p>81.31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 office:value-type="float" office:value="81.72">
            <text:p>81.72</text:p>
          </table:table-cell>
          <table:table-cell office:value-type="float" office:value="81.555">
            <text:p>81.555</text:p>
          </table:table-cell>
          <table:table-cell table:style-name="ce9" office:value-type="float" office:value="85.164">
            <text:p>85.164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office:value-type="float" office:value="84.202">
            <text:p>84.202</text:p>
          </table:table-cell>
          <table:table-cell office:value-type="float" office:value="84.367">
            <text:p>84.367</text:p>
          </table:table-cell>
          <table:table-cell table:style-name="ce23" office:value-type="float" office:value="86.705">
            <text:p>86.705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84.864">
            <text:p>84.864</text:p>
          </table:table-cell>
          <table:table-cell office:value-type="float" office:value="85.194">
            <text:p>85.194</text:p>
          </table:table-cell>
          <table:table-cell table:style-name="ce23" office:value-type="float" office:value="86.127">
            <text:p>86.127</text:p>
          </table:table-cell>
          <table:table-cell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3" office:value-type="float" office:value="86.849">
            <text:p>86.849</text:p>
          </table:table-cell>
          <table:table-cell table:style-name="ce23" office:value-type="float" office:value="86.187">
            <text:p>86.187</text:p>
          </table:table-cell>
          <table:table-cell table:style-name="ce23" office:value-type="float" office:value="86.705">
            <text:p>86.705</text:p>
          </table:table-cell>
          <table:table-cell/>
        </table:table-row>
        <table:table-row table:style-name="ro1">
          <table:table-cell table:style-name="ce22" office:value-type="float" office:value="7">
            <text:p>7</text:p>
          </table:table-cell>
          <table:table-cell table:style-name="ce22" office:value-type="float" office:value="84.202">
            <text:p>84.202</text:p>
          </table:table-cell>
          <table:table-cell table:style-name="ce23" office:value-type="float" office:value="86.022">
            <text:p>86.022</text:p>
          </table:table-cell>
          <table:table-cell table:style-name="ce22" office:value-type="float" office:value="84.2">
            <text:p>84.2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 office:value-type="float" office:value="81.059">
            <text:p>81.059</text:p>
          </table:table-cell>
          <table:table-cell office:value-type="float" office:value="80.728">
            <text:p>80.728</text:p>
          </table:table-cell>
          <table:table-cell table:style-name="ce9" office:value-type="float" office:value="82.466">
            <text:p>82.466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 office:value-type="float" office:value="72.043">
            <text:p>72.043</text:p>
          </table:table-cell>
          <table:table-cell office:value-type="float" office:value="73.615">
            <text:p>73.615</text:p>
          </table:table-cell>
          <table:table-cell table:style-name="ce9" office:value-type="float" office:value="75.915">
            <text:p>75.915</text:p>
          </table:table-cell>
          <table:table-cell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 office:value-type="float" office:value="67.578">
            <text:p>67.578</text:p>
          </table:table-cell>
          <table:table-cell office:value-type="float" office:value="66.832">
            <text:p>66.832</text:p>
          </table:table-cell>
          <table:table-cell table:style-name="ce9" office:value-type="float" office:value="68.208">
            <text:p>68.208</text:p>
          </table:table-cell>
          <table:table-cell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office:value-type="float" office:value="60.711">
            <text:p>60.711</text:p>
          </table:table-cell>
          <table:table-cell office:value-type="float" office:value="60.05">
            <text:p>60.05</text:p>
          </table:table-cell>
          <table:table-cell table:style-name="ce9" office:value-type="float" office:value="68.015">
            <text:p>68.015</text:p>
          </table:table-cell>
          <table:table-cell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9" office:value-type="float" office:value="59.884">
            <text:p>59.884</text:p>
          </table:table-cell>
          <table:table-cell office:value-type="float" office:value="60.877">
            <text:p>60.877</text:p>
          </table:table-cell>
          <table:table-cell table:style-name="ce9" office:value-type="float" office:value="65.125">
            <text:p>65.125</text:p>
          </table:table-cell>
          <table:table-cell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9" office:value-type="float" office:value="68.404">
            <text:p>68.404</text:p>
          </table:table-cell>
          <table:table-cell office:value-type="float" office:value="64.847">
            <text:p>64.847</text:p>
          </table:table-cell>
          <table:table-cell table:style-name="ce9" office:value-type="float" office:value="67.248">
            <text:p>67.248</text:p>
          </table:table-cell>
          <table:table-cell/>
        </table:table-row>
        <table:table-row table:style-name="ro1">
          <table:table-cell table:style-name="ce9" office:value-type="float" office:value="14">
            <text:p>14</text:p>
          </table:table-cell>
          <table:table-cell table:style-name="ce9" office:value-type="float" office:value="70.885">
            <text:p>70.885</text:p>
          </table:table-cell>
          <table:table-cell office:value-type="float" office:value="71.547">
            <text:p>71.547</text:p>
          </table:table-cell>
          <table:table-cell table:style-name="ce9" office:value-type="float" office:value="70.135">
            <text:p>70.135</text:p>
          </table:table-cell>
          <table:table-cell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9" office:value-type="float" office:value="73.532">
            <text:p>73.532</text:p>
          </table:table-cell>
          <table:table-cell office:value-type="float" office:value="74.028">
            <text:p>74.028</text:p>
          </table:table-cell>
          <table:table-cell table:style-name="ce9" office:value-type="float" office:value="73.218">
            <text:p>73.218</text:p>
          </table:table-cell>
          <table:table-cell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9" office:value-type="float" office:value="74.524">
            <text:p>74.524</text:p>
          </table:table-cell>
          <table:table-cell office:value-type="float" office:value="74.276">
            <text:p>74.276</text:p>
          </table:table-cell>
          <table:table-cell table:style-name="ce9" office:value-type="float" office:value="75.337">
            <text:p>75.337</text:p>
          </table:table-cell>
          <table:table-cell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9" office:value-type="float" office:value="75.021">
            <text:p>75.021</text:p>
          </table:table-cell>
          <table:table-cell office:value-type="float" office:value="73.863">
            <text:p>73.863</text:p>
          </table:table-cell>
          <table:table-cell table:style-name="ce9" office:value-type="float" office:value="73.796">
            <text:p>73.796</text:p>
          </table:table-cell>
          <table:table-cell/>
        </table:table-row>
        <table:table-row table:style-name="ro1">
          <table:table-cell table:style-name="ce9" office:value-type="float" office:value="18">
            <text:p>18</text:p>
          </table:table-cell>
          <table:table-cell table:style-name="ce9" office:value-type="float" office:value="74.855">
            <text:p>74.855</text:p>
          </table:table-cell>
          <table:table-cell office:value-type="float" office:value="75.352">
            <text:p>75.352</text:p>
          </table:table-cell>
          <table:table-cell table:style-name="ce9" office:value-type="float" office:value="76.686">
            <text:p>76.686</text:p>
          </table:table-cell>
          <table:table-cell/>
        </table:table-row>
        <table:table-row table:style-name="ro1">
          <table:table-cell table:style-name="ce9" office:value-type="float" office:value="19">
            <text:p>19</text:p>
          </table:table-cell>
          <table:table-cell table:style-name="ce9" office:value-type="float" office:value="76.013">
            <text:p>76.013</text:p>
          </table:table-cell>
          <table:table-cell office:value-type="float" office:value="75.931">
            <text:p>75.931</text:p>
          </table:table-cell>
          <table:table-cell table:style-name="ce9" office:value-type="float" office:value="77.071">
            <text:p>77.071</text:p>
          </table:table-cell>
          <table:table-cell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9" office:value-type="float" office:value="75.517">
            <text:p>75.517</text:p>
          </table:table-cell>
          <table:table-cell office:value-type="float" office:value="76.592">
            <text:p>76.592</text:p>
          </table:table-cell>
          <table:table-cell table:style-name="ce9" office:value-type="float" office:value="74.759">
            <text:p>74.759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1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4"/>
          <table:table-cell table:number-columns-repeated="2"/>
        </table:table-row>
        <table:table-row table:style-name="ro1" table:number-rows-repeated="12">
          <table:table-cell table:number-columns-repeated="2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1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.4902in" fo:margin-right="0.5098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2/21/2013</text:date>, <text:time>00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0:21:59.40</meta:creation-date>
    <dc:date>2013-02-21T00:17:39.95</dc:date>
    <meta:editing-duration>PT9H7M1S</meta:editing-duration>
    <meta:editing-cycles>19</meta:editing-cycles>
    <meta:generator>OpenOffice.org/3.4$Win32 OpenOffice.org_project/340m1$Build-9590</meta:generator>
    <meta:document-statistic meta:table-count="4" meta:cell-count="1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25cm" svg:stroke-color="#ff3333" draw:fill-color="#ff333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width="0.025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23cm" svg:height="7.914cm" xlink:href=".." xlink:type="simple" chart:class="chart:line" chart:column-mapping="0 2 1" chart:style-name="ch1">
        <chart:legend svg:x="6.008cm" svg:y="6.548cm" style:legend-expansion="custom" chartooo:width="8.372cm" chartooo:height="1.365cm" style:legend-expansion-aspect-ratio="6.13333333333333" chart:style-name="ch2"/>
        <chart:plot-area chart:style-name="ch3" table:cell-range-address="Weka_binaryArffAnalysis.B4:Weka_binaryArffAnalysis.D9 Weka_binaryArffAnalysis.B3:Weka_binaryArffAnalysis.D3 Weka_binaryArffAnalysis.E3:Weka_binaryArffAnalysis.E9" chart:data-source-has-labels="both" svg:x="1.423cm" svg:y="0.413cm" svg:width="11.383cm" svg:height="5.526cm">
          <chartooo:coordinate-region svg:x="2.23cm" svg:y="0.625cm" svg:width="10.296cm" svg:height="4.641cm"/>
          <chart:axis chart:dimension="x" chart:name="primary-x" chart:style-name="ch4" chartooo:axis-type="auto">
            <chartooo:date-scale/>
            <chart:categories table:cell-range-address="Weka_binaryArffAnalysis.B4:Weka_binaryArffAnalysis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ka_binaryArffAnalysis.C4:Weka_binaryArffAnalysis.C9" chart:label-cell-address="Weka_binaryArffAnalysis.C3:Weka_binaryArffAnalysis.C3" chart:class="chart:line">
            <chart:data-point chart:repeated="6"/>
          </chart:series>
          <chart:series chart:style-name="ch7" chart:values-cell-range-address="Weka_binaryArffAnalysis.E4:Weka_binaryArffAnalysis.E9" chart:label-cell-address="Weka_binaryArffAnalysis.E3:Weka_binaryArffAnalysis.E3" chart:class="chart:line">
            <chart:data-point chart:repeated="6"/>
          </chart:series>
          <chart:series chart:style-name="ch8" chart:values-cell-range-address="Weka_binaryArffAnalysis.D4:Weka_binaryArffAnalysis.D9" chart:label-cell-address="Weka_binaryArffAnalysis.D3:Weka_binaryArffAnalysis.D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. Set Accuracy</text:p>
                <draw:g>
                  <svg:desc>Weka_binaryArffAnalysis.C3:Weka_binaryArffAnalysis.C3</svg:desc>
                </draw:g>
              </table:table-cell>
              <table:table-cell office:value-type="string">
                <text:p>Test Set Accuracy</text:p>
                <draw:g>
                  <svg:desc>Weka_binaryArffAnalysis.E3:Weka_binaryArffAnalysis.E3</svg:desc>
                </draw:g>
              </table:table-cell>
              <table:table-cell office:value-type="string">
                <text:p>Cross-validation Accuracy</text:p>
                <draw:g>
                  <svg:desc>Weka_binaryArffAnalysis.D3:Weka_binaryArffAnalysis.D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Weka_binaryArffAnalysis.B4:Weka_binaryArffAnalysis.B9</svg:desc>
                </draw:g>
              </table:table-cell>
              <table:table-cell office:value-type="float" office:value="87.5">
                <text:p>87.5</text:p>
                <draw:g>
                  <svg:desc>Weka_binaryArffAnalysis.C4:Weka_binaryArffAnalysis.C9</svg:desc>
                </draw:g>
              </table:table-cell>
              <table:table-cell office:value-type="float" office:value="73.4375">
                <text:p>73.4375</text:p>
                <draw:g>
                  <svg:desc>Weka_binaryArffAnalysis.E4:Weka_binaryArffAnalysis.E9</svg:desc>
                </draw:g>
              </table:table-cell>
              <table:table-cell office:value-type="float" office:value="62.5">
                <text:p>62.5</text:p>
                <draw:g>
                  <svg:desc>Weka_binaryArffAnalysis.D4:Weka_binaryArffAnalysis.D9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6.875">
                <text:p>96.875</text:p>
              </table:table-cell>
              <table:table-cell office:value-type="float" office:value="87.5">
                <text:p>87.5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9.4375">
                <text:p>89.4375</text:p>
              </table:table-cell>
              <table:table-cell office:value-type="float" office:value="95.3125">
                <text:p>95.3125</text:p>
              </table:table-cell>
              <table:table-cell office:value-type="float" office:value="96.875">
                <text:p>96.8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4375">
                <text:p>98.43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25cm" svg:stroke-color="#ff3333" draw:fill-color="#ff333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025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17cm" svg:height="7.647cm" xlink:href=".." xlink:type="simple" chart:class="chart:line" chart:style-name="ch1">
        <chart:legend svg:x="5.147cm" svg:y="6.198cm" style:legend-expansion="custom" chartooo:width="9.069cm" chartooo:height="1.448cm" style:legend-expansion-aspect-ratio="6.26312154696133" chart:style-name="ch2"/>
        <chart:plot-area chart:style-name="ch3" table:cell-range-address="Weka_binaryArffAnalysis.B41:Weka_binaryArffAnalysis.E47" chart:data-source-has-labels="both" svg:x="1.049cm" svg:y="0.306cm" svg:width="11.278cm" svg:height="5.41cm">
          <chartooo:coordinate-region svg:x="1.856cm" svg:y="0.518cm" svg:width="10.191cm" svg:height="4.525cm"/>
          <chart:axis chart:dimension="x" chart:name="primary-x" chart:style-name="ch4" chartooo:axis-type="auto">
            <chartooo:date-scale/>
            <chart:categories table:cell-range-address="Weka_binaryArffAnalysis.B42:Weka_binaryArffAnalysis.B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ka_binaryArffAnalysis.C42:Weka_binaryArffAnalysis.C47" chart:label-cell-address="Weka_binaryArffAnalysis.C41:Weka_binaryArffAnalysis.C41" chart:class="chart:line">
            <chart:data-point chart:repeated="6"/>
          </chart:series>
          <chart:series chart:style-name="ch7" chart:values-cell-range-address="Weka_binaryArffAnalysis.D42:Weka_binaryArffAnalysis.D47" chart:label-cell-address="Weka_binaryArffAnalysis.D41:Weka_binaryArffAnalysis.D41" chart:class="chart:line">
            <chart:data-point chart:repeated="6"/>
          </chart:series>
          <chart:series chart:style-name="ch8" chart:values-cell-range-address="Weka_binaryArffAnalysis.E42:Weka_binaryArffAnalysis.E47" chart:label-cell-address="Weka_binaryArffAnalysis.E41:Weka_binaryArffAnalysis.E4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. Set Accuracy</text:p>
                <draw:g>
                  <svg:desc>Weka_binaryArffAnalysis.C41:Weka_binaryArffAnalysis.C41</svg:desc>
                </draw:g>
              </table:table-cell>
              <table:table-cell office:value-type="string">
                <text:p>Cross-validation Accuracy</text:p>
                <draw:g>
                  <svg:desc>Weka_binaryArffAnalysis.D41:Weka_binaryArffAnalysis.D41</svg:desc>
                </draw:g>
              </table:table-cell>
              <table:table-cell office:value-type="string">
                <text:p>Test Set Accuracy</text:p>
                <draw:g>
                  <svg:desc>Weka_binaryArffAnalysis.E41:Weka_binaryArffAnalysis.E4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Weka_binaryArffAnalysis.B42:Weka_binaryArffAnalysis.B47</svg:desc>
                </draw:g>
              </table:table-cell>
              <table:table-cell office:value-type="float" office:value="87.5">
                <text:p>87.5</text:p>
                <draw:g>
                  <svg:desc>Weka_binaryArffAnalysis.C42:Weka_binaryArffAnalysis.C47</svg:desc>
                </draw:g>
              </table:table-cell>
              <table:table-cell office:value-type="float" office:value="62.5">
                <text:p>62.5</text:p>
                <draw:g>
                  <svg:desc>Weka_binaryArffAnalysis.D42:Weka_binaryArffAnalysis.D47</svg:desc>
                </draw:g>
              </table:table-cell>
              <table:table-cell office:value-type="float" office:value="73.4375">
                <text:p>73.4375</text:p>
                <draw:g>
                  <svg:desc>Weka_binaryArffAnalysis.E42:Weka_binaryArffAnalysis.E47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6.875">
                <text:p>96.875</text:p>
              </table:table-cell>
              <table:table-cell office:value-type="float" office:value="84.375">
                <text:p>84.37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.4375">
                <text:p>98.4375</text:p>
              </table:table-cell>
              <table:table-cell office:value-type="float" office:value="93.875">
                <text:p>93.875</text:p>
              </table:table-cell>
              <table:table-cell office:value-type="float" office:value="95.3125">
                <text:p>95.31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98.4375">
                <text:p>98.4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25cm" svg:stroke-color="#ff3333" draw:fill-color="#ff333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025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63cm" svg:height="8.994cm" xlink:href=".." xlink:type="simple" chart:class="chart:line" chart:style-name="ch1">
        <chart:legend svg:x="7.992cm" svg:y="7.587cm" style:legend-expansion="custom" chartooo:width="7.346cm" chartooo:height="1.405cm" style:legend-expansion-aspect-ratio="5.22846975088968" chart:style-name="ch2"/>
        <chart:plot-area chart:style-name="ch3" table:cell-range-address="Weka_binaryArffAnalysis_missingVal.B3:Weka_binaryArffAnalysis_missingVal.E8" chart:data-source-has-labels="both" svg:x="0.615cm" svg:y="0.215cm" svg:width="14.032cm" svg:height="6.559cm">
          <chartooo:coordinate-region svg:x="1.422cm" svg:y="0.427cm" svg:width="12.945cm" svg:height="5.674cm"/>
          <chart:axis chart:dimension="x" chart:name="primary-x" chart:style-name="ch4" chartooo:axis-type="auto">
            <chartooo:date-scale/>
            <chart:categories table:cell-range-address="Weka_binaryArffAnalysis_missingVal.B4:Weka_binaryArffAnalysis_missingVal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ka_binaryArffAnalysis_missingVal.C4:Weka_binaryArffAnalysis_missingVal.C8" chart:label-cell-address="Weka_binaryArffAnalysis_missingVal.C3:Weka_binaryArffAnalysis_missingVal.C3" chart:class="chart:line">
            <chart:data-point chart:repeated="5"/>
          </chart:series>
          <chart:series chart:style-name="ch7" chart:values-cell-range-address="Weka_binaryArffAnalysis_missingVal.D4:Weka_binaryArffAnalysis_missingVal.D8" chart:label-cell-address="Weka_binaryArffAnalysis_missingVal.D3:Weka_binaryArffAnalysis_missingVal.D3" chart:class="chart:line">
            <chart:data-point chart:repeated="5"/>
          </chart:series>
          <chart:series chart:style-name="ch8" chart:values-cell-range-address="Weka_binaryArffAnalysis_missingVal.E4:Weka_binaryArffAnalysis_missingVal.E8" chart:label-cell-address="Weka_binaryArffAnalysis_missingVal.E3:Weka_binaryArffAnalysis_missingVal.E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. Set Accuracy</text:p>
                <draw:g>
                  <svg:desc>Weka_binaryArffAnalysis_missingVal.C3:Weka_binaryArffAnalysis_missingVal.C3</svg:desc>
                </draw:g>
              </table:table-cell>
              <table:table-cell office:value-type="string">
                <text:p>Cross-validation Accuracy</text:p>
                <draw:g>
                  <svg:desc>Weka_binaryArffAnalysis_missingVal.D3:Weka_binaryArffAnalysis_missingVal.D3</svg:desc>
                </draw:g>
              </table:table-cell>
              <table:table-cell office:value-type="string">
                <text:p>Test Set</text:p>
                <draw:g>
                  <svg:desc>Weka_binaryArffAnalysis_missingVal.E3:Weka_binaryArffAnalysis_missingVal.E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Weka_binaryArffAnalysis_missingVal.B4:Weka_binaryArffAnalysis_missingVal.B8</svg:desc>
                </draw:g>
              </table:table-cell>
              <table:table-cell office:value-type="float" office:value="90.625">
                <text:p>90.625</text:p>
                <draw:g>
                  <svg:desc>Weka_binaryArffAnalysis_missingVal.C4:Weka_binaryArffAnalysis_missingVal.C8</svg:desc>
                </draw:g>
              </table:table-cell>
              <table:table-cell office:value-type="float" office:value="84.375">
                <text:p>84.375</text:p>
                <draw:g>
                  <svg:desc>Weka_binaryArffAnalysis_missingVal.D4:Weka_binaryArffAnalysis_missingVal.D8</svg:desc>
                </draw:g>
              </table:table-cell>
              <table:table-cell office:value-type="float" office:value="93.75">
                <text:p>93.75</text:p>
                <draw:g>
                  <svg:desc>Weka_binaryArffAnalysis_missingVal.E4:Weka_binaryArffAnalysis_missingVal.E8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0.625">
                <text:p>90.625</text:p>
              </table:table-cell>
              <table:table-cell office:value-type="float" office:value="82.825">
                <text:p>82.8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4.5313">
                <text:p>94.5313</text:p>
              </table:table-cell>
              <table:table-cell office:value-type="float" office:value="92.9688">
                <text:p>92.9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2.5781">
                <text:p>92.5781</text:p>
              </table:table-cell>
              <table:table-cell office:value-type="float" office:value="92.1875">
                <text:p>92.1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2.5781">
                <text:p>92.5781</text:p>
              </table:table-cell>
              <table:table-cell office:value-type="float" office:value="91.9922">
                <text:p>91.992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25cm" svg:stroke-color="#ff3333" draw:fill-color="#ff333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width="0.025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65cm" svg:height="7.898cm" xlink:href=".." xlink:type="simple" chart:class="chart:line" chart:column-mapping="0 2 1" chart:style-name="ch1">
        <chart:legend svg:x="6.309cm" svg:y="6.121cm" style:legend-expansion="custom" chartooo:width="6.655cm" chartooo:height="1.643cm" style:legend-expansion-aspect-ratio="4.05051734631771" chart:style-name="ch2"/>
        <chart:plot-area chart:style-name="ch3" table:cell-range-address="Weka_binaryArffAnalysis_irrelevantFeatures.C4:Weka_binaryArffAnalysis_irrelevantFeatures.E9 Weka_binaryArffAnalysis_irrelevantFeatures.C3:Weka_binaryArffAnalysis_irrelevantFeatures.E3 Weka_binaryArffAnalysis_irrelevantFeatures.F3:Weka_binaryArffAnalysis_irrelevantFeatures.F9" chart:data-source-has-labels="both" svg:x="0.8cm" svg:y="0.406cm" svg:width="10.891cm" svg:height="5.161cm">
          <chartooo:coordinate-region svg:x="1.607cm" svg:y="0.619cm" svg:width="9.99cm" svg:height="4.276cm"/>
          <chart:axis chart:dimension="x" chart:name="primary-x" chart:style-name="ch4" chartooo:axis-type="auto">
            <chartooo:date-scale/>
            <chart:categories table:cell-range-address="Weka_binaryArffAnalysis_irrelevantFeatures.C4:Weka_binaryArffAnalysis_irrelevantFeatures.C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eka_binaryArffAnalysis_irrelevantFeatures.D4:Weka_binaryArffAnalysis_irrelevantFeatures.D9" chart:label-cell-address="Weka_binaryArffAnalysis_irrelevantFeatures.D3:Weka_binaryArffAnalysis_irrelevantFeatures.D3" chart:class="chart:line">
            <chart:data-point chart:repeated="6"/>
          </chart:series>
          <chart:series chart:style-name="ch7" chart:values-cell-range-address="Weka_binaryArffAnalysis_irrelevantFeatures.F4:Weka_binaryArffAnalysis_irrelevantFeatures.F9" chart:label-cell-address="Weka_binaryArffAnalysis_irrelevantFeatures.F3:Weka_binaryArffAnalysis_irrelevantFeatures.F3" chart:class="chart:line">
            <chart:data-point chart:repeated="6"/>
          </chart:series>
          <chart:series chart:style-name="ch8" chart:values-cell-range-address="Weka_binaryArffAnalysis_irrelevantFeatures.E4:Weka_binaryArffAnalysis_irrelevantFeatures.E9" chart:label-cell-address="Weka_binaryArffAnalysis_irrelevantFeatures.E3:Weka_binaryArffAnalysis_irrelevantFeatures.E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. Set Accuracy</text:p>
                <draw:g>
                  <svg:desc>Weka_binaryArffAnalysis_irrelevantFeatures.D3:Weka_binaryArffAnalysis_irrelevantFeatures.D3</svg:desc>
                </draw:g>
              </table:table-cell>
              <table:table-cell office:value-type="string">
                <text:p>Test Set Accuracy</text:p>
                <draw:g>
                  <svg:desc>Weka_binaryArffAnalysis_irrelevantFeatures.F3:Weka_binaryArffAnalysis_irrelevantFeatures.F3</svg:desc>
                </draw:g>
              </table:table-cell>
              <table:table-cell office:value-type="string">
                <text:p>Cross-validation Accuracy</text:p>
                <draw:g>
                  <svg:desc>Weka_binaryArffAnalysis_irrelevantFeatures.E3:Weka_binaryArffAnalysis_irrelevantFeatures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Weka_binaryArffAnalysis_irrelevantFeatures.C4:Weka_binaryArffAnalysis_irrelevantFeatures.C9</svg:desc>
                </draw:g>
              </table:table-cell>
              <table:table-cell office:value-type="float" office:value="98.4375">
                <text:p>98.4375</text:p>
                <draw:g>
                  <svg:desc>Weka_binaryArffAnalysis_irrelevantFeatures.D4:Weka_binaryArffAnalysis_irrelevantFeatures.D9</svg:desc>
                </draw:g>
              </table:table-cell>
              <table:table-cell office:value-type="float" office:value="92.1875">
                <text:p>92.1875</text:p>
                <draw:g>
                  <svg:desc>Weka_binaryArffAnalysis_irrelevantFeatures.F4:Weka_binaryArffAnalysis_irrelevantFeatures.F9</svg:desc>
                </draw:g>
              </table:table-cell>
              <table:table-cell office:value-type="float" office:value="98.4375">
                <text:p>98.4375</text:p>
                <draw:g>
                  <svg:desc>Weka_binaryArffAnalysis_irrelevantFeatures.E4:Weka_binaryArffAnalysis_irrelevantFeatures.E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8.4375">
                <text:p>98.4375</text:p>
              </table:table-cell>
              <table:table-cell office:value-type="float" office:value="92.1875">
                <text:p>92.1875</text:p>
              </table:table-cell>
              <table:table-cell office:value-type="float" office:value="98.4375">
                <text:p>98.43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6.875">
                <text:p>96.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.75">
                <text:p>93.75</text:p>
              </table:table-cell>
              <table:table-cell office:value-type="float" office:value="87.5">
                <text:p>87.5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6.875">
                <text:p>96.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875">
                <text:p>96.875</text:p>
              </table:table-cell>
              <table:table-cell office:value-type="float" office:value="92.1875">
                <text:p>92.1875</text:p>
              </table:table-cell>
              <table:table-cell office:value-type="float" office:value="96.875">
                <text:p>96.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ae00"/>
    </style:style>
    <style:style style:name="ch9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76cm" svg:stroke-color="#ff6633" draw:fill-color="#ff66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53cm" svg:height="8.642cm" xlink:href=".." xlink:type="simple" chart:class="chart:bar" chart:column-mapping="0 2 1" chart:style-name="ch1">
        <chart:legend svg:x="3.18cm" svg:y="7.078cm" style:legend-expansion="custom" chartooo:width="10.372cm" chartooo:height="1.563cm" style:legend-expansion-aspect-ratio="6.63595649392195" chart:style-name="ch2"/>
        <chart:plot-area chart:style-name="ch3" table:cell-range-address="'kNN Analysis'.A4:'kNN Analysis'.C23 'kNN Analysis'.A3:'kNN Analysis'.C3 'kNN Analysis'.D3:'kNN Analysis'.D23" chart:data-source-has-labels="both" svg:x="0.316cm" svg:y="0.491cm" svg:width="12.667cm" svg:height="6.297cm">
          <chartooo:coordinate-region svg:x="1.123cm" svg:y="0.703cm" svg:width="11.86cm" svg:height="5.412cm"/>
          <chart:axis chart:dimension="x" chart:name="primary-x" chart:style-name="ch4" chartooo:axis-type="auto">
            <chartooo:date-scale/>
            <chart:categories table:cell-range-address="'kNN Analysis'.A4:'kNN Analysis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kNN Analysis'.B4:'kNN Analysis'.B23" chart:label-cell-address="'kNN Analysis'.B3:'kNN Analysis'.B3" chart:class="chart:bar">
            <chart:data-point chart:repeated="5"/>
            <chart:data-point chart:style-name="ch8"/>
            <chart:data-point chart:repeated="14"/>
          </chart:series>
          <chart:series chart:style-name="ch9" chart:values-cell-range-address="'kNN Analysis'.D4:'kNN Analysis'.D23" chart:label-cell-address="'kNN Analysis'.D3:'kNN Analysis'.D3" chart:class="chart:line">
            <chart:data-point chart:repeated="20"/>
          </chart:series>
          <chart:series chart:style-name="ch10" chart:values-cell-range-address="'kNN Analysis'.C4:'kNN Analysis'.C23" chart:label-cell-address="'kNN Analysis'.C3:'kNN Analysis'.C3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(leave one dist. group out)</text:p>
                <draw:g>
                  <svg:desc>'kNN Analysis'.B3:'kNN Analysis'.B3</svg:desc>
                </draw:g>
              </table:table-cell>
              <table:table-cell office:value-type="string">
                <text:p>Accuracy (Test Data Set)</text:p>
                <draw:g>
                  <svg:desc>'kNN Analysis'.D3:'kNN Analysis'.D3</svg:desc>
                </draw:g>
              </table:table-cell>
              <table:table-cell office:value-type="string">
                <text:p>Accuracy (leave one instance out)</text:p>
                <draw:g>
                  <svg:desc>'kNN Analysis'.C3:'kNN Analysis'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kNN Analysis'.A4:'kNN Analysis'.A23</svg:desc>
                </draw:g>
              </table:table-cell>
              <table:table-cell office:value-type="float" office:value="79.818">
                <text:p>79.818</text:p>
                <draw:g>
                  <svg:desc>'kNN Analysis'.B4:'kNN Analysis'.B23</svg:desc>
                </draw:g>
              </table:table-cell>
              <table:table-cell office:value-type="float" office:value="75.723">
                <text:p>75.723</text:p>
                <draw:g>
                  <svg:desc>'kNN Analysis'.D4:'kNN Analysis'.D23</svg:desc>
                </draw:g>
              </table:table-cell>
              <table:table-cell office:value-type="float" office:value="78.164">
                <text:p>78.164</text:p>
                <draw:g>
                  <svg:desc>'kNN Analysis'.C4:'kNN Analysis'.C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9.825">
                <text:p>79.825</text:p>
              </table:table-cell>
              <table:table-cell office:value-type="float" office:value="81.31">
                <text:p>81.31</text:p>
              </table:table-cell>
              <table:table-cell office:value-type="float" office:value="79.735">
                <text:p>79.7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1.72">
                <text:p>81.72</text:p>
              </table:table-cell>
              <table:table-cell office:value-type="float" office:value="85.164">
                <text:p>85.164</text:p>
              </table:table-cell>
              <table:table-cell office:value-type="float" office:value="81.555">
                <text:p>81.5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4.202">
                <text:p>84.202</text:p>
              </table:table-cell>
              <table:table-cell office:value-type="float" office:value="86.705">
                <text:p>86.705</text:p>
              </table:table-cell>
              <table:table-cell office:value-type="float" office:value="84.367">
                <text:p>84.3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4.864">
                <text:p>84.864</text:p>
              </table:table-cell>
              <table:table-cell office:value-type="float" office:value="86.127">
                <text:p>86.127</text:p>
              </table:table-cell>
              <table:table-cell office:value-type="float" office:value="85.194">
                <text:p>85.1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6.849">
                <text:p>86.849</text:p>
              </table:table-cell>
              <table:table-cell office:value-type="float" office:value="86.705">
                <text:p>86.705</text:p>
              </table:table-cell>
              <table:table-cell office:value-type="float" office:value="86.187">
                <text:p>86.1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4.202">
                <text:p>84.202</text:p>
              </table:table-cell>
              <table:table-cell office:value-type="float" office:value="84.2">
                <text:p>84.2</text:p>
              </table:table-cell>
              <table:table-cell office:value-type="float" office:value="86.022">
                <text:p>86.0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1.059">
                <text:p>81.059</text:p>
              </table:table-cell>
              <table:table-cell office:value-type="float" office:value="82.466">
                <text:p>82.466</text:p>
              </table:table-cell>
              <table:table-cell office:value-type="float" office:value="80.728">
                <text:p>80.7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2.043">
                <text:p>72.043</text:p>
              </table:table-cell>
              <table:table-cell office:value-type="float" office:value="75.915">
                <text:p>75.915</text:p>
              </table:table-cell>
              <table:table-cell office:value-type="float" office:value="73.615">
                <text:p>73.6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.578">
                <text:p>67.578</text:p>
              </table:table-cell>
              <table:table-cell office:value-type="float" office:value="68.208">
                <text:p>68.208</text:p>
              </table:table-cell>
              <table:table-cell office:value-type="float" office:value="66.832">
                <text:p>66.8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0.711">
                <text:p>60.711</text:p>
              </table:table-cell>
              <table:table-cell office:value-type="float" office:value="68.015">
                <text:p>68.015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.884">
                <text:p>59.884</text:p>
              </table:table-cell>
              <table:table-cell office:value-type="float" office:value="65.125">
                <text:p>65.125</text:p>
              </table:table-cell>
              <table:table-cell office:value-type="float" office:value="60.877">
                <text:p>60.8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8.404">
                <text:p>68.404</text:p>
              </table:table-cell>
              <table:table-cell office:value-type="float" office:value="67.248">
                <text:p>67.248</text:p>
              </table:table-cell>
              <table:table-cell office:value-type="float" office:value="64.847">
                <text:p>64.8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0.885">
                <text:p>70.885</text:p>
              </table:table-cell>
              <table:table-cell office:value-type="float" office:value="70.135">
                <text:p>70.135</text:p>
              </table:table-cell>
              <table:table-cell office:value-type="float" office:value="71.547">
                <text:p>71.5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.532">
                <text:p>73.532</text:p>
              </table:table-cell>
              <table:table-cell office:value-type="float" office:value="73.218">
                <text:p>73.218</text:p>
              </table:table-cell>
              <table:table-cell office:value-type="float" office:value="74.028">
                <text:p>74.0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4.524">
                <text:p>74.524</text:p>
              </table:table-cell>
              <table:table-cell office:value-type="float" office:value="75.337">
                <text:p>75.337</text:p>
              </table:table-cell>
              <table:table-cell office:value-type="float" office:value="74.276">
                <text:p>74.2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5.021">
                <text:p>75.021</text:p>
              </table:table-cell>
              <table:table-cell office:value-type="float" office:value="73.796">
                <text:p>73.796</text:p>
              </table:table-cell>
              <table:table-cell office:value-type="float" office:value="73.863">
                <text:p>73.8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4.855">
                <text:p>74.855</text:p>
              </table:table-cell>
              <table:table-cell office:value-type="float" office:value="76.686">
                <text:p>76.686</text:p>
              </table:table-cell>
              <table:table-cell office:value-type="float" office:value="75.352">
                <text:p>75.3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6.013">
                <text:p>76.013</text:p>
              </table:table-cell>
              <table:table-cell office:value-type="float" office:value="77.071">
                <text:p>77.071</text:p>
              </table:table-cell>
              <table:table-cell office:value-type="float" office:value="75.931">
                <text:p>75.9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.517">
                <text:p>75.517</text:p>
              </table:table-cell>
              <table:table-cell office:value-type="float" office:value="74.759">
                <text:p>74.759</text:p>
              </table:table-cell>
              <table:table-cell office:value-type="float" office:value="76.592">
                <text:p>76.5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